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3cm" svg:stroke-color="#000000" draw:marker-start-width="0.43cm" draw:marker-end-width="0.43cm" draw:fill="none" draw:textarea-vertical-align="middle" fo:padding-top="0.152cm" fo:padding-bottom="0.152cm" fo:padding-left="0.277cm" fo:padding-right="0.277cm"/>
    </style:style>
    <style:style style:name="gr13" style:family="graphic" style:parent-style-name="text">
      <style:graphic-properties draw:auto-grow-height="true" draw:auto-grow-width="true" fo:min-height="0.386cm" fo:min-width="0.552cm"/>
      <style:paragraph-properties style:writing-mode="lr-tb"/>
    </style:style>
    <style:style style:name="gr14" style:family="graphic" style:parent-style-name="text">
      <style:graphic-properties draw:auto-grow-height="true" draw:auto-grow-width="true" fo:min-height="0.386cm" fo:min-width="0.298cm"/>
      <style:paragraph-properties style:writing-mode="lr-tb"/>
    </style:style>
    <style:style style:name="gr15" style:family="graphic" style:parent-style-name="text">
      <style:graphic-properties draw:auto-grow-height="true" draw:auto-grow-width="true" fo:min-height="0.386cm" fo:min-width="0.391cm"/>
      <style:paragraph-properties style:writing-mode="lr-tb"/>
    </style:style>
    <style:style style:name="gr16" style:family="graphic" style:parent-style-name="text">
      <style:graphic-properties draw:auto-grow-height="true" draw:auto-grow-width="true" fo:min-height="0.386cm" fo:min-width="0.286cm"/>
      <style:paragraph-properties style:writing-mode="lr-tb"/>
    </style:style>
    <style:style style:name="gr17" style:family="graphic" style:parent-style-name="text">
      <style:graphic-properties draw:auto-grow-height="true" draw:auto-grow-width="true" fo:min-height="0.335cm" fo:min-width="0.167cm"/>
      <style:paragraph-properties style:writing-mode="lr-tb"/>
    </style:style>
    <style:style style:name="gr18" style:family="graphic" style:parent-style-name="text">
      <style:graphic-properties draw:auto-grow-height="true" draw:auto-grow-width="true" fo:min-height="0.335cm" fo:min-width="0.09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0.25cm"/>
    </style:style>
    <style:style style:name="gr20" style:family="graphic" style:parent-style-name="objectwithoutfill">
      <style:graphic-properties svg:stroke-color="#2a6099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388cm" fo:min-width="0.066cm"/>
    </style:style>
    <style:style style:name="gr22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55cm"/>
      <style:paragraph-properties style:writing-mode="lr-tb"/>
    </style:style>
    <style:style style:name="gr24" style:family="graphic" style:parent-style-name="text">
      <style:graphic-properties draw:auto-grow-height="true" draw:auto-grow-width="true" fo:min-height="0.386cm" fo:min-width="0.231cm"/>
      <style:paragraph-properties style:writing-mode="lr-tb"/>
    </style:style>
    <style:style style:name="gr25" style:family="graphic" style:parent-style-name="text">
      <style:graphic-properties draw:auto-grow-height="true" draw:auto-grow-width="true" fo:min-height="0.386cm" fo:min-width="0.43cm"/>
      <style:paragraph-properties style:writing-mode="lr-tb"/>
    </style:style>
    <style:style style:name="gr26" style:family="graphic" style:parent-style-name="text">
      <style:graphic-properties draw:auto-grow-height="true" draw:auto-grow-width="true" fo:min-height="0.386cm" fo:min-width="0.413cm"/>
      <style:paragraph-properties style:writing-mode="lr-tb"/>
    </style:style>
    <style:style style:name="gr27" style:family="graphic" style:parent-style-name="objectwithoutfill">
      <style:graphic-properties draw:stroke="dash" draw:stroke-dash="Long_20_Dot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30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31" style:family="graphic" style:parent-style-name="text">
      <style:graphic-properties draw:auto-grow-height="true" draw:auto-grow-width="true" fo:min-height="0.239cm" fo:min-width="0.252cm"/>
      <style:paragraph-properties style:writing-mode="lr-tb"/>
    </style:style>
    <style:style style:name="gr3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margin-left="0.4cm" fo:margin-right="0cm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8" style:family="paragraph">
      <style:paragraph-properties style:writing-mode="lr-tb"/>
      <style:text-properties fo:font-size="8pt" style:font-size-asian="8pt" style:font-size-complex="8pt"/>
    </style:style>
    <style:style style:name="P9" style:family="paragraph">
      <style:paragraph-properties style:writing-mode="lr-tb"/>
      <style:text-properties style:text-position="0% 100%" fo:font-size="8pt" style:font-size-asian="8pt" style:font-size-complex="8pt"/>
    </style:style>
    <style:style style:name="P10" style:family="paragraph">
      <style:paragraph-properties fo:margin-left="0cm" fo:margin-right="0.051cm" fo:text-indent="0cm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style:text-properties fo:font-size="6pt" style:font-size-asian="6pt" style:font-size-complex="6pt"/>
    </style:style>
    <style:style style:name="P13" style:family="paragraph">
      <style:paragraph-properties style:writing-mode="lr-tb"/>
      <style:text-properties fo:font-size="6pt" style:font-size-asian="6pt" style:font-size-complex="6pt"/>
    </style:style>
    <style:style style:name="P14" style:family="paragraph"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style:style style:name="T8" style:family="text">
      <style:text-properties style:text-position="0% 100%" fo:font-size="8pt" style:font-size-asian="8pt" style:font-size-complex="8pt"/>
    </style:style>
    <style:style style:name="T9" style:family="text">
      <style:text-properties style:text-position="-33% 58%" fo:font-size="8pt" style:font-size-asian="8pt" style:font-size-complex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style:text-position="0% 100%" fo:font-size="6pt" style:font-size-asian="6pt" style:font-size-complex="6pt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2" draw:id="id12" draw:layer="layout" svg:x1="2.7cm" svg:y1="2cm" svg:x2="3.327cm" svg:y2="3cm" draw:start-shape="id1" draw:start-glue-point="1" draw:end-shape="id2" draw:end-glue-point="0" svg:d="M2700 2000h627v1000" svg:viewBox="0 0 628 1001">
          <text:p/>
        </draw:connector>
        <draw:connector draw:style-name="gr1" draw:text-style-name="P1" draw:layer="layout" draw:line-skew="-0.505cm" svg:x1="9.5cm" svg:y1="5.604cm" svg:x2="4.627cm" svg:y2="5.1cm" draw:start-shape="id3" draw:start-glue-point="0" draw:end-shape="id4" draw:end-glue-point="2" svg:d="M9500 5604v-4h-4873v-500" svg:viewBox="0 0 4874 505">
          <text:p/>
        </draw:connector>
        <draw:connector draw:style-name="gr1" draw:text-style-name="P1" draw:layer="layout" draw:line-skew="1.402cm" svg:x1="0.497cm" svg:y1="1.999cm" svg:x2="1.5cm" svg:y2="2cm" draw:start-shape="id5" draw:start-glue-point="6" draw:end-shape="id1" draw:end-glue-point="3" svg:d="M497 1999h900v1h103" svg:viewBox="0 0 1004 2">
          <text:p/>
        </draw:connector>
        <draw:connector draw:style-name="gr1" draw:text-style-name="P1" xml:id="id18" draw:id="id18" draw:layer="layout" svg:x1="0.687cm" svg:y1="5.603cm" svg:x2="5.465cm" svg:y2="5.588cm" draw:start-shape="id6" draw:start-glue-point="10" svg:d="M687 5603h2640v-15h2138" svg:viewBox="0 0 4779 16">
          <text:p/>
        </draw:connector>
        <draw:g>
          <draw:line draw:style-name="gr2" draw:text-style-name="P2" draw:layer="layout" svg:x1="-4.205cm" svg:y1="2.848cm" svg:x2="-4.205cm" svg:y2="0.679cm">
            <text:p/>
          </draw:line>
          <draw:line draw:style-name="gr2" draw:text-style-name="P2" draw:layer="layout" svg:x1="-4.197cm" svg:y1="2.849cm" svg:x2="-4.197cm" svg:y2="0.68cm">
            <text:p/>
          </draw:line>
          <draw:line draw:style-name="gr2" draw:text-style-name="P2" draw:layer="layout" svg:x1="-4.508cm" svg:y1="1.269cm" svg:x2="-4.515cm" svg:y2="2.347cm">
            <text:p/>
          </draw:line>
          <draw:line draw:style-name="gr2" draw:text-style-name="P2" draw:layer="layout" svg:x1="-4.78cm" svg:y1="1.559cm" svg:x2="-4.783cm" svg:y2="2.077cm">
            <text:p/>
          </draw:line>
          <draw:line draw:style-name="gr2" draw:text-style-name="P2" draw:layer="layout" svg:x1="-4.179cm" svg:y1="1.793cm" svg:x2="-3.485cm" svg:y2="1.806cm">
            <text:p/>
          </draw:line>
        </draw:g>
        <draw:frame draw:style-name="gr3" draw:text-style-name="P3" draw:layer="layout" svg:width="1.912cm" svg:height="0.962cm" svg:x="-5.976cm" svg:y="-1.978cm">
          <draw:text-box>
            <text:p>GND</text:p>
          </draw:text-box>
        </draw:frame>
        <draw:connector draw:style-name="gr1" draw:text-style-name="P4" draw:layer="layout" svg:x1="17.201cm" svg:y1="14.523cm" svg:x2="12.644cm" svg:y2="14.948cm" svg:d="M17201 14523h-2278v425h-2279" svg:viewBox="0 0 4558 426">
          <text:p/>
        </draw:connector>
        <draw:frame draw:style-name="gr4" draw:text-style-name="P5" draw:layer="layout" svg:width="3.168cm" svg:height="1.114cm" svg:x="12.988cm" svg:y="14.535cm">
          <draw:text-box>
            <text:p><text:span text:style-name="T1">V</text:span><text:span text:style-name="T2">c</text:span><text:span text:style-name="T1"> = K</text:span><text:span text:style-name="T2">c</text:span><text:span text:style-name="T1"> I</text:span><text:span text:style-name="T2">c</text:span><text:span text:style-name="T3"> </text:span></text:p>
          </draw:text-box>
        </draw:frame>
        <draw:custom-shape draw:style-name="gr5" draw:text-style-name="P4" xml:id="id7" draw:id="id7" draw:layer="layout" svg:width="1.675cm" svg:height="0.551cm" svg:x="9.309cm" svg:y="15.406cm">
          <text:p/>
          <draw:enhanced-geometry svg:viewBox="0 0 21600 21600" draw:type="rectangle" draw:enhanced-path="M 0 0 L 21600 0 21600 21600 0 21600 0 0 Z N"/>
        </draw:custom-shape>
        <draw:connector draw:style-name="gr1" draw:text-style-name="P6" draw:layer="layout" svg:x1="10.984cm" svg:y1="15.681cm" svg:x2="12.644cm" svg:y2="14.948cm" draw:start-shape="id7" draw:start-glue-point="1" svg:d="M10984 15681h1080v-733h580" svg:viewBox="0 0 1661 734">
          <text:p/>
        </draw:connector>
        <draw:connector draw:style-name="gr1" draw:text-style-name="P6" draw:layer="layout" svg:x1="7.651cm" svg:y1="14.422cm" svg:x2="9.309cm" svg:y2="15.681cm" draw:end-shape="id7" draw:end-glue-point="3" svg:d="M7651 14422h578v1259h1080" svg:viewBox="0 0 1659 1260">
          <text:p/>
        </draw:connector>
        <draw:frame draw:style-name="gr6" draw:text-style-name="P5" draw:layer="layout" svg:width="2.161cm" svg:height="1.114cm" svg:x="18.166cm" svg:y="13.911cm">
          <draw:text-box>
            <text:p><text:span text:style-name="T3">I</text:span><text:span text:style-name="T4">d</text:span></text:p>
          </draw:text-box>
        </draw:frame>
        <draw:frame draw:style-name="gr7" draw:text-style-name="P3" draw:layer="layout" svg:width="1.162cm" svg:height="1.114cm" svg:x="9.654cm" svg:y="15.957cm">
          <draw:text-box>
            <text:p>R<text:span text:style-name="T5">7</text:span></text:p>
          </draw:text-box>
        </draw:frame>
        <draw:custom-shape draw:style-name="gr8" draw:text-style-name="P6" draw:layer="layout" svg:width="0.234cm" svg:height="0.258cm" svg:x="12.519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128cm" svg:height="1.114cm" svg:x="-5.842cm" svg:y="-0.987cm">
          <draw:text-box>
            <text:p><text:span text:style-name="T6">V</text:span><text:span text:style-name="T7">a</text:span></text:p>
          </draw:text-box>
        </draw:frame>
        <draw:frame draw:style-name="gr10" draw:text-style-name="P3" draw:layer="layout" svg:width="0.853cm" svg:height="0.962cm" svg:x="11.052cm" svg:y="13.018cm">
          <draw:text-box>
            <text:p>7</text:p>
          </draw:text-box>
        </draw:frame>
        <draw:g>
          <draw:line draw:style-name="gr11" draw:text-style-name="P2" draw:layer="measurelines" svg:x1="20.819cm" svg:y1="12.636cm" svg:x2="20.819cm" svg:y2="13.21cm">
            <text:p/>
          </draw:line>
          <draw:line draw:style-name="gr11" draw:text-style-name="P2" draw:layer="measurelines" svg:x1="20.058cm" svg:y1="13.215cm" svg:x2="21.578cm" svg:y2="13.215cm">
            <text:p/>
          </draw:line>
          <draw:line draw:style-name="gr11" draw:text-style-name="P2" draw:layer="measurelines" svg:x1="20.059cm" svg:y1="13.792cm" svg:x2="21.579cm" svg:y2="13.792cm">
            <text:p/>
          </draw:line>
          <draw:line draw:style-name="gr11" draw:text-style-name="P2" draw:layer="measurelines" svg:x1="20.819cm" svg:y1="13.789cm" svg:x2="20.819cm" svg:y2="14.363cm">
            <text:p/>
          </draw:line>
        </draw:g>
        <draw:custom-shape draw:style-name="gr8" draw:text-style-name="P6" xml:id="id6" draw:id="id6" draw:layer="layout" svg:width="0.187cm" svg:height="0.206cm" svg:x="0.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5" draw:id="id5" draw:layer="layout" svg:width="0.203cm" svg:height="0.203cm" svg:x="0.497cm" svg:y="1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4" draw:id="id14" draw:layer="layout" svg:width="0.203cm" svg:height="0.203cm" svg:x="10.4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6" draw:id="id16" draw:layer="layout" svg:width="0.187cm" svg:height="0.206cm" svg:x="10.4cm" svg:y="5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12" draw:text-style-name="P2" draw:layer="layout" svg:x1="4.615cm" svg:y1="5.1cm" svg:x2="4.454cm" svg:y2="5.02cm">
            <text:p/>
          </draw:line>
          <draw:line draw:style-name="gr12" draw:text-style-name="P2" draw:layer="layout" svg:x1="4.782cm" svg:y1="4.851cm" svg:x2="4.454cm" svg:y2="5.021cm">
            <text:p/>
          </draw:line>
          <draw:line draw:style-name="gr12" draw:text-style-name="P2" draw:layer="layout" svg:x1="4.8cm" svg:y1="4.52cm" svg:x2="4.472cm" svg:y2="4.351cm">
            <text:p/>
          </draw:line>
          <draw:line draw:style-name="gr12" draw:text-style-name="P2" draw:layer="layout" svg:x1="4.79cm" svg:y1="4.86cm" svg:x2="4.462cm" svg:y2="4.691cm">
            <text:p/>
          </draw:line>
          <draw:line draw:style-name="gr12" draw:text-style-name="P2" draw:layer="layout" svg:x1="4.799cm" svg:y1="4.512cm" svg:x2="4.471cm" svg:y2="4.682cm">
            <text:p/>
          </draw:line>
          <draw:line draw:style-name="gr12" draw:text-style-name="P2" draw:layer="layout" svg:x1="4.798cm" svg:y1="4.177cm" svg:x2="4.47cm" svg:y2="4.347cm">
            <text:p/>
          </draw:line>
          <draw:line draw:style-name="gr12" draw:text-style-name="P2" draw:layer="layout" svg:x1="4.782cm" svg:y1="4.18cm" svg:x2="4.621cm" svg:y2="4.1cm">
            <text:p/>
          </draw:line>
        </draw:g>
        <draw:g xml:id="id15" draw:id="id15">
          <draw:g>
            <draw:line draw:style-name="gr12" draw:text-style-name="P2" draw:layer="layout" svg:x1="9.1cm" svg:y1="4.514cm" svg:x2="9.9cm" svg:y2="4.514cm">
              <text:p/>
            </draw:line>
            <draw:line draw:style-name="gr12" draw:text-style-name="P2" draw:layer="layout" svg:x1="9.1cm" svg:y1="4.692cm" svg:x2="9.9cm" svg:y2="4.692cm">
              <text:p/>
            </draw:line>
            <draw:line draw:style-name="gr12" draw:text-style-name="P2" draw:layer="layout" svg:x1="9.494cm" svg:y1="5.2cm" svg:x2="9.5cm" svg:y2="4.689cm">
              <text:p/>
            </draw:line>
            <draw:line draw:style-name="gr12" draw:text-style-name="P2" draw:layer="layout" svg:x1="9.494cm" svg:y1="4.511cm" svg:x2="9.5cm" svg:y2="4cm">
              <text:p/>
            </draw:line>
          </draw:g>
        </draw:g>
        <draw:g xml:id="id11" draw:id="id11">
          <draw:g>
            <draw:line draw:style-name="gr12" draw:text-style-name="P2" draw:layer="layout" svg:x1="9.199cm" svg:y1="2.227cm" svg:x2="9.125cm" svg:y2="2.391cm">
              <text:p/>
            </draw:line>
            <draw:line draw:style-name="gr12" draw:text-style-name="P2" draw:layer="layout" svg:x1="8.944cm" svg:y1="2.07cm" svg:x2="9.126cm" svg:y2="2.391cm">
              <text:p/>
            </draw:line>
            <draw:line draw:style-name="gr12" draw:text-style-name="P2" draw:layer="layout" svg:x1="8.612cm" svg:y1="2.064cm" svg:x2="8.456cm" svg:y2="2.398cm">
              <text:p/>
            </draw:line>
            <draw:line draw:style-name="gr12" draw:text-style-name="P2" draw:layer="layout" svg:x1="8.952cm" svg:y1="2.062cm" svg:x2="8.796cm" svg:y2="2.396cm">
              <text:p/>
            </draw:line>
            <draw:line draw:style-name="gr12" draw:text-style-name="P2" draw:layer="layout" svg:x1="8.605cm" svg:y1="2.066cm" svg:x2="8.787cm" svg:y2="2.387cm">
              <text:p/>
            </draw:line>
            <draw:line draw:style-name="gr12" draw:text-style-name="P2" draw:layer="layout" svg:x1="8.27cm" svg:y1="2.079cm" svg:x2="8.452cm" svg:y2="2.4cm">
              <text:p/>
            </draw:line>
            <draw:line draw:style-name="gr12" draw:text-style-name="P2" draw:layer="layout" svg:x1="8.274cm" svg:y1="2.095cm" svg:x2="8.2cm" svg:y2="2.259cm">
              <text:p/>
            </draw:line>
          </draw:g>
        </draw:g>
        <draw:connector draw:style-name="gr1" draw:text-style-name="P6" draw:layer="layout" draw:line-skew="-0.987cm" svg:x1="5.3cm" svg:y1="3cm" svg:x2="4.627cm" svg:y2="4.1cm" draw:start-shape="id8" draw:start-glue-point="6" draw:end-shape="id4" draw:end-glue-point="0" svg:d="M5300 3000v-450h-673v1550" svg:viewBox="0 0 674 1551">
          <text:p/>
        </draw:connector>
        <draw:connector draw:style-name="gr1" draw:text-style-name="P6" draw:layer="layout" draw:line-skew="-0.038cm" svg:x1="4.7cm" svg:y1="3.899cm" svg:x2="5.601cm" svg:y2="3.931cm" draw:start-shape="id9" draw:start-glue-point="10" draw:end-shape="id10" draw:end-glue-point="3" svg:d="M4700 3899h400v32h501" svg:viewBox="0 0 902 33">
          <text:p/>
        </draw:connector>
        <draw:connector draw:style-name="gr1" draw:text-style-name="P6" draw:layer="layout" svg:x1="6.8cm" svg:y1="2.25cm" svg:x2="8.2cm" svg:y2="2.231cm" draw:start-shape="id8" draw:start-glue-point="4" draw:end-shape="id11" draw:end-glue-point="3" svg:d="M6800 2250h687v-19h713" svg:viewBox="0 0 1401 20">
          <text:p/>
        </draw:connector>
        <draw:connector draw:style-name="gr1" draw:text-style-name="P6" draw:layer="layout" draw:line-skew="0.987cm" svg:x1="3.327cm" svg:y1="2cm" svg:x2="5.3cm" svg:y2="1.5cm" draw:start-shape="id12" draw:start-glue-point="0" draw:end-shape="id8" draw:end-glue-point="8" svg:d="M3327 2000h1973v-500" svg:viewBox="0 0 1974 501">
          <text:p/>
        </draw:connector>
        <draw:connector draw:style-name="gr1" draw:text-style-name="P6" draw:layer="layout" svg:x1="9.5cm" svg:y1="2.6cm" svg:x2="10.4cm" svg:y2="2.202cm" draw:start-shape="id13" draw:start-glue-point="0" draw:end-shape="id14" draw:end-glue-point="6" svg:d="M9500 2600v-398h900" svg:viewBox="0 0 901 399">
          <text:p/>
        </draw:connector>
        <draw:connector draw:style-name="gr1" draw:text-style-name="P6" xml:id="id3" draw:id="id3" draw:layer="layout" svg:x1="9.5cm" svg:y1="5.2cm" svg:x2="10.4cm" svg:y2="5.604cm" draw:start-shape="id15" draw:start-glue-point="2" draw:end-shape="id16" draw:end-glue-point="6" svg:d="M9500 5200v404h900" svg:viewBox="0 0 901 405">
          <text:p/>
        </draw:connector>
        <draw:connector draw:style-name="gr1" draw:text-style-name="P6" draw:layer="layout" draw:line-skew="-0.601cm 1.202cm" svg:x1="6.6cm" svg:y1="3.931cm" svg:x2="7.502cm" svg:y2="2.197cm" draw:start-shape="id10" draw:start-glue-point="1" draw:end-shape="id17" draw:end-glue-point="4" svg:d="M6600 3931h903v-1034h-1v-700" svg:viewBox="0 0 904 1735">
          <text:p/>
        </draw:connector>
        <draw:connector draw:style-name="gr1" draw:text-style-name="P6" draw:layer="layout" draw:line-skew="-0.312cm" svg:x1="9.199cm" svg:y1="2.231cm" svg:x2="10.4cm" svg:y2="2.202cm" draw:start-shape="id11" draw:start-glue-point="1" draw:end-shape="id14" draw:end-glue-point="6" svg:d="M9199 2231h301v-29h900" svg:viewBox="0 0 1202 30">
          <text:p/>
        </draw:connector>
        <draw:frame draw:style-name="gr13" draw:text-style-name="P8" draw:layer="layout" svg:width="1.052cm" svg:height="0.636cm" svg:x="8.348cm" svg:y="1.4cm">
          <draw:text-box>
            <text:p><text:span text:style-name="T8">R</text:span><text:span text:style-name="T9">2</text:span></text:p>
          </draw:text-box>
        </draw:frame>
        <draw:frame draw:style-name="gr14" draw:text-style-name="P8" draw:layer="layout" svg:width="0.798cm" svg:height="0.636cm" svg:x="2.502cm" svg:y="3.164cm">
          <draw:text-box>
            <text:p><text:span text:style-name="T8">R</text:span><text:span text:style-name="T9">1</text:span></text:p>
          </draw:text-box>
        </draw:frame>
        <draw:frame draw:style-name="gr15" draw:text-style-name="P9" draw:layer="layout" svg:width="0.891cm" svg:height="0.636cm" svg:x="8.3cm" svg:y="2.9cm">
          <draw:text-box>
            <text:p><text:span text:style-name="T8">C</text:span><text:span text:style-name="T9">21</text:span></text:p>
          </draw:text-box>
        </draw:frame>
        <draw:frame draw:style-name="gr16" draw:text-style-name="P8" draw:layer="layout" svg:width="0.786cm" svg:height="0.636cm" svg:x="10.1cm" svg:y="3.7cm">
          <draw:text-box>
            <text:p><text:span text:style-name="T8">V</text:span><text:span text:style-name="T9">o</text:span></text:p>
          </draw:text-box>
        </draw:frame>
        <draw:frame draw:style-name="gr17" draw:text-style-name="P9" draw:layer="layout" svg:width="0.667cm" svg:height="0.585cm" svg:x="10.133cm" svg:y="2.8cm">
          <draw:text-box>
            <text:p><text:span text:style-name="T8">+</text:span></text:p>
          </draw:text-box>
        </draw:frame>
        <draw:frame draw:style-name="gr18" draw:text-style-name="P9" draw:layer="layout" svg:width="0.595cm" svg:height="0.585cm" svg:x="10.2cm" svg:y="4.7cm">
          <draw:text-box>
            <text:p><text:span text:style-name="T8">-</text:span></text:p>
          </draw:text-box>
        </draw:frame>
        <draw:g xml:id="id1" draw:id="id1">
          <draw:g>
            <draw:line draw:style-name="gr12" draw:text-style-name="P2" draw:layer="layout" svg:x1="2.014cm" svg:y1="2.4cm" svg:x2="2.014cm" svg:y2="1.6cm">
              <text:p/>
            </draw:line>
            <draw:line draw:style-name="gr12" draw:text-style-name="P2" draw:layer="layout" svg:x1="2.192cm" svg:y1="2.4cm" svg:x2="2.192cm" svg:y2="1.6cm">
              <text:p/>
            </draw:line>
            <draw:line draw:style-name="gr12" draw:text-style-name="P2" draw:layer="layout" svg:x1="2.7cm" svg:y1="2.006cm" svg:x2="2.189cm" svg:y2="2cm">
              <text:p/>
            </draw:line>
            <draw:line draw:style-name="gr12" draw:text-style-name="P2" draw:layer="layout" svg:x1="2.011cm" svg:y1="2.006cm" svg:x2="1.5cm" svg:y2="2cm">
              <text:p/>
            </draw:line>
          </draw:g>
        </draw:g>
        <draw:g xml:id="id2" draw:id="id2">
          <draw:line draw:style-name="gr12" draw:text-style-name="P2" draw:layer="layout" svg:x1="3.315cm" svg:y1="4cm" svg:x2="3.154cm" svg:y2="3.92cm">
            <text:p/>
          </draw:line>
          <draw:line draw:style-name="gr12" draw:text-style-name="P2" draw:layer="layout" svg:x1="3.482cm" svg:y1="3.751cm" svg:x2="3.154cm" svg:y2="3.921cm">
            <text:p/>
          </draw:line>
          <draw:line draw:style-name="gr12" draw:text-style-name="P2" draw:layer="layout" svg:x1="3.5cm" svg:y1="3.42cm" svg:x2="3.172cm" svg:y2="3.251cm">
            <text:p/>
          </draw:line>
          <draw:line draw:style-name="gr12" draw:text-style-name="P2" draw:layer="layout" svg:x1="3.49cm" svg:y1="3.76cm" svg:x2="3.162cm" svg:y2="3.591cm">
            <text:p/>
          </draw:line>
          <draw:line draw:style-name="gr12" draw:text-style-name="P2" draw:layer="layout" svg:x1="3.499cm" svg:y1="3.412cm" svg:x2="3.171cm" svg:y2="3.582cm">
            <text:p/>
          </draw:line>
          <draw:line draw:style-name="gr12" draw:text-style-name="P2" draw:layer="layout" svg:x1="3.498cm" svg:y1="3.077cm" svg:x2="3.17cm" svg:y2="3.247cm">
            <text:p/>
          </draw:line>
          <draw:line draw:style-name="gr12" draw:text-style-name="P2" draw:layer="layout" svg:x1="3.482cm" svg:y1="3.08cm" svg:x2="3.321cm" svg:y2="3cm">
            <text:p/>
          </draw:line>
        </draw:g>
        <draw:connector draw:style-name="gr1" draw:text-style-name="P1" draw:layer="layout" svg:x1="3.327cm" svg:y1="5.595cm" svg:x2="3.327cm" svg:y2="4cm" draw:start-shape="id18" draw:start-glue-point="0" draw:end-shape="id2" draw:end-glue-point="2" svg:d="M3327 5595v-1595" svg:viewBox="0 0 1 1596">
          <text:p/>
        </draw:connector>
        <draw:g xml:id="id10" draw:id="id10">
          <draw:g>
            <draw:line draw:style-name="gr12" draw:text-style-name="P2" draw:layer="layout" svg:x1="6.6cm" svg:y1="3.927cm" svg:x2="6.526cm" svg:y2="4.091cm">
              <text:p/>
            </draw:line>
            <draw:line draw:style-name="gr12" draw:text-style-name="P2" draw:layer="layout" svg:x1="6.345cm" svg:y1="3.77cm" svg:x2="6.527cm" svg:y2="4.091cm">
              <text:p/>
            </draw:line>
            <draw:line draw:style-name="gr12" draw:text-style-name="P2" draw:layer="layout" svg:x1="6.013cm" svg:y1="3.764cm" svg:x2="5.857cm" svg:y2="4.098cm">
              <text:p/>
            </draw:line>
            <draw:line draw:style-name="gr12" draw:text-style-name="P2" draw:layer="layout" svg:x1="6.353cm" svg:y1="3.762cm" svg:x2="6.197cm" svg:y2="4.096cm">
              <text:p/>
            </draw:line>
            <draw:line draw:style-name="gr12" draw:text-style-name="P2" draw:layer="layout" svg:x1="6.006cm" svg:y1="3.766cm" svg:x2="6.188cm" svg:y2="4.087cm">
              <text:p/>
            </draw:line>
            <draw:line draw:style-name="gr12" draw:text-style-name="P2" draw:layer="layout" svg:x1="5.671cm" svg:y1="3.779cm" svg:x2="5.853cm" svg:y2="4.1cm">
              <text:p/>
            </draw:line>
            <draw:line draw:style-name="gr12" draw:text-style-name="P2" draw:layer="layout" svg:x1="5.675cm" svg:y1="3.795cm" svg:x2="5.601cm" svg:y2="3.959cm">
              <text:p/>
            </draw:line>
          </draw:g>
        </draw:g>
        <draw:custom-shape draw:style-name="gr8" draw:text-style-name="P6" xml:id="id17" draw:id="id17" draw:layer="layout" svg:width="0.203cm" svg:height="0.203cm" svg:x="7.4cm" svg:y="2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9" draw:id="id9" draw:layer="layout" svg:width="0.2cm" svg:height="0.203cm" svg:x="4.5cm" svg:y="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xml:id="id8" draw:id="id8" draw:layer="layout" svg:width="1.5cm" svg:height="1.5cm" draw:transform="rotate (1.5707963267949) translate (5.3cm 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3" draw:id="id13">
          <draw:g>
            <draw:line draw:style-name="gr12" draw:text-style-name="P2" draw:layer="layout" svg:x1="9.1cm" svg:y1="3.114cm" svg:x2="9.9cm" svg:y2="3.114cm">
              <text:p/>
            </draw:line>
            <draw:line draw:style-name="gr12" draw:text-style-name="P2" draw:layer="layout" svg:x1="9.1cm" svg:y1="3.292cm" svg:x2="9.9cm" svg:y2="3.292cm">
              <text:p/>
            </draw:line>
            <draw:line draw:style-name="gr12" draw:text-style-name="P2" draw:layer="layout" svg:x1="9.494cm" svg:y1="3.8cm" svg:x2="9.5cm" svg:y2="3.289cm">
              <text:p/>
            </draw:line>
            <draw:line draw:style-name="gr12" draw:text-style-name="P2" draw:layer="layout" svg:x1="9.494cm" svg:y1="3.111cm" svg:x2="9.5cm" svg:y2="2.6cm">
              <text:p/>
            </draw:line>
          </draw:g>
        </draw:g>
        <draw:line draw:style-name="gr20" draw:text-style-name="P2" draw:layer="layout" svg:x1="9.5cm" svg:y1="3.8cm" svg:x2="9.5cm" svg:y2="4cm">
          <text:p/>
        </draw:line>
        <draw:frame draw:style-name="gr15" draw:text-style-name="P9" draw:layer="layout" svg:width="0.891cm" svg:height="0.636cm" svg:x="8.3cm" svg:y="4.264cm">
          <draw:text-box>
            <text:p><text:span text:style-name="T8">C</text:span><text:span text:style-name="T9">22</text:span></text:p>
          </draw:text-box>
        </draw:frame>
        <draw:frame draw:style-name="gr15" draw:text-style-name="P9" draw:layer="layout" svg:width="0.891cm" svg:height="0.636cm" svg:x="1.709cm" svg:y="1.1cm">
          <draw:text-box>
            <text:p><text:span text:style-name="T8">C</text:span><text:span text:style-name="T9">1</text:span></text:p>
          </draw:text-box>
        </draw:frame>
        <draw:custom-shape draw:style-name="gr21" draw:text-style-name="P6" xml:id="id19" draw:id="id19" draw:layer="layout" svg:width="0.8cm" svg:height="0.9cm" svg:x="0.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6" draw:layer="layout" svg:x1="0.599cm" svg:y1="2.1cm" svg:x2="0.6cm" svg:y2="3.4cm" draw:start-shape="id5" draw:start-glue-point="8" draw:end-shape="id19" draw:end-glue-point="4" svg:d="M599 2100v650h1v650" svg:viewBox="0 0 2 1301">
          <text:p/>
        </draw:connector>
        <draw:connector draw:style-name="gr1" draw:text-style-name="P6" draw:layer="layout" svg:x1="0.6cm" svg:y1="4.3cm" svg:x2="0.594cm" svg:y2="5.5cm" draw:start-shape="id19" draw:start-glue-point="8" draw:end-shape="id6" draw:end-glue-point="4" svg:d="M600 4300v601h-6v599" svg:viewBox="0 0 7 1201">
          <text:p/>
        </draw:connector>
        <draw:connector draw:style-name="gr1" draw:text-style-name="P6" draw:layer="layout" draw:line-skew="-0.226cm" svg:x1="6.051cm" svg:y1="1.875cm" svg:x2="6.077cm" svg:y2="1.352cm" draw:start-shape="id8" draw:start-glue-point="9" draw:end-shape="id20" draw:end-glue-point="8" svg:d="M6051 1875v-675h26v152" svg:viewBox="0 0 27 676">
          <text:p/>
        </draw:connector>
        <draw:connector draw:style-name="gr1" draw:text-style-name="P6" draw:layer="layout" draw:line-skew="0.076cm" svg:x1="6.051cm" svg:y1="2.625cm" svg:x2="6.077cm" svg:y2="3.048cm" draw:start-shape="id8" draw:start-glue-point="5" draw:end-shape="id21" draw:end-glue-point="4" svg:d="M6051 2625v475h26v-52" svg:viewBox="0 0 27 476">
          <text:p/>
        </draw:connector>
        <draw:custom-shape draw:style-name="gr8" draw:text-style-name="P6" xml:id="id20" draw:id="id20" draw:layer="layout" svg:width="0.152cm" svg:height="0.152cm" svg:x="6cm" svg:y="1.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21" draw:id="id21" draw:layer="layout" svg:width="0.152cm" svg:height="0.152cm" svg:x="6cm" svg:y="3.04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0.3cm" svg:height="1.205cm" svg:x="5.4cm" svg:y="1.695cm">
          <draw:text-box>
            <text:p><text:span text:style-name="T10">+</text:span></text:p>
            <text:p><text:span text:style-name="T10"/></text:p>
            <text:p text:style-name="P10"><text:span text:style-name="T10">-</text:span></text:p>
          </draw:text-box>
        </draw:frame>
        <draw:frame draw:style-name="gr13" draw:text-style-name="P8" draw:layer="layout" svg:width="1.052cm" svg:height="0.636cm" svg:x="5.748cm" svg:y="4.064cm">
          <draw:text-box>
            <text:p><text:span text:style-name="T8">R</text:span><text:span text:style-name="T9">4</text:span></text:p>
          </draw:text-box>
        </draw:frame>
        <draw:frame draw:style-name="gr14" draw:text-style-name="P8" draw:layer="layout" svg:width="0.798cm" svg:height="0.636cm" svg:x="3.802cm" svg:y="4.3cm">
          <draw:text-box>
            <text:p><text:span text:style-name="T8">R</text:span><text:span text:style-name="T9">3</text:span></text:p>
          </draw:text-box>
        </draw:frame>
        <draw:frame draw:style-name="gr23" draw:text-style-name="P11" draw:layer="layout" svg:width="0.452cm" svg:height="1.005cm" svg:x="0.348cm" svg:y="3.395cm">
          <draw:text-box>
            <text:p><text:span text:style-name="T11">+</text:span></text:p>
            <text:p><text:span text:style-name="T11"/></text:p>
            <text:p><text:span text:style-name="T11">-</text:span></text:p>
          </draw:text-box>
        </draw:frame>
        <draw:frame draw:style-name="gr24" draw:text-style-name="P8" draw:layer="layout" svg:width="0.731cm" svg:height="0.636cm" svg:x="0.7cm" svg:y="3.1cm">
          <draw:text-box>
            <text:p><text:span text:style-name="T8">V</text:span><text:span text:style-name="T9">i</text:span></text:p>
          </draw:text-box>
        </draw:frame>
        <draw:frame draw:style-name="gr25" draw:text-style-name="P8" draw:layer="layout" svg:width="0.93cm" svg:height="0.636cm" svg:x="5.9cm" svg:y="0.7cm">
          <draw:text-box>
            <text:p><text:span text:style-name="T8">V</text:span><text:span text:style-name="T9">CC</text:span></text:p>
          </draw:text-box>
        </draw:frame>
        <draw:frame draw:style-name="gr26" draw:text-style-name="P8" draw:layer="layout" svg:width="0.913cm" svg:height="0.636cm" svg:x="6cm" svg:y="3cm">
          <draw:text-box>
            <text:p><text:span text:style-name="T8">V</text:span><text:span text:style-name="T9">EE</text:span></text:p>
          </draw:text-box>
        </draw:frame>
        <draw:line draw:style-name="gr27" draw:text-style-name="P2" draw:layer="layout" svg:x1="3.9cm" svg:y1="0.6cm" svg:x2="3.9cm" svg:y2="7cm">
          <text:p/>
        </draw:line>
        <draw:line draw:style-name="gr27" draw:text-style-name="P2" draw:layer="layout" svg:x1="7.5cm" svg:y1="0.5cm" svg:x2="7.5cm" svg:y2="7cm">
          <text:p/>
        </draw:line>
        <draw:frame draw:style-name="gr28" draw:text-style-name="P11" draw:layer="layout" svg:width="2.8cm" svg:height="0.6cm" svg:x="0.8cm" svg:y="0.4cm">
          <draw:text-box>
            <text:p><text:span text:style-name="T10">High Pass Filter</text:span></text:p>
          </draw:text-box>
        </draw:frame>
        <draw:frame draw:style-name="gr29" draw:text-style-name="P11" draw:layer="layout" svg:width="2.2cm" svg:height="0.887cm" svg:x="4.1cm" svg:y="0.4cm">
          <draw:text-box>
            <text:p><text:span text:style-name="T10">Amplification</text:span></text:p>
          </draw:text-box>
        </draw:frame>
        <draw:frame draw:style-name="gr28" draw:text-style-name="P11" draw:layer="layout" svg:width="2.5cm" svg:height="0.6cm" svg:x="7.9cm" svg:y="0.4cm">
          <draw:text-box>
            <text:p><text:span text:style-name="T10">Low Pass Filter</text:span></text:p>
          </draw:text-box>
        </draw:frame>
        <draw:frame draw:style-name="gr25" draw:text-style-name="P8" draw:layer="layout" svg:width="0.93cm" svg:height="0.636cm" svg:x="6.87cm" svg:y="1.6cm">
          <draw:text-box>
            <text:p><text:span text:style-name="T8">V</text:span><text:span text:style-name="T9">a</text:span></text:p>
          </draw:text-box>
        </draw:frame>
        <draw:frame draw:style-name="gr25" draw:text-style-name="P8" draw:layer="layout" svg:width="0.93cm" svg:height="0.636cm" svg:x="4cm" svg:y="3.264cm">
          <draw:text-box>
            <text:p><text:span text:style-name="T8">V</text:span><text:span text:style-name="T9">-</text:span></text:p>
          </draw:text-box>
        </draw:frame>
        <draw:line draw:style-name="gr30" draw:text-style-name="P2" draw:layer="layout" svg:x1="4.7cm" svg:y1="1.8cm" svg:x2="5.16cm" svg:y2="1.8cm">
          <text:p/>
        </draw:line>
        <draw:line draw:style-name="gr30" draw:text-style-name="P2" draw:layer="layout" svg:x1="4.74cm" svg:y1="2.7cm" svg:x2="5.2cm" svg:y2="2.7cm">
          <text:p/>
        </draw:line>
        <draw:frame draw:style-name="gr31" draw:text-style-name="P13" draw:layer="layout" svg:width="0.803cm" svg:height="0.489cm" svg:x="4.5cm" svg:y="1.311cm">
          <draw:text-box>
            <text:p text:style-name="P12"><text:span text:style-name="T12">I=0</text:span></text:p>
          </draw:text-box>
        </draw:frame>
        <draw:frame draw:style-name="gr31" draw:text-style-name="P13" draw:layer="layout" svg:width="0.803cm" svg:height="0.489cm" svg:x="4.5cm" svg:y="2.7cm">
          <draw:text-box>
            <text:p text:style-name="P12"><text:span text:style-name="T12">I=0</text:span></text:p>
          </draw:text-box>
        </draw:frame>
        <draw:custom-shape draw:style-name="gr8" draw:text-style-name="P6" draw:layer="layout" svg:width="0.203cm" svg:height="0.203cm" svg:x="3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8" draw:layer="layout" svg:width="0.93cm" svg:height="0.636cm" svg:x="3cm" svg:y="1.364cm">
          <draw:text-box>
            <text:p><text:span text:style-name="T8">V</text:span><text:span text:style-name="T9">+</text:span></text:p>
          </draw:text-box>
        </draw:frame>
        <draw:frame draw:style-name="gr29" draw:text-style-name="P15" draw:layer="layout" svg:width="1.5cm" svg:height="0.887cm" svg:x="0.6cm" svg:y="5cm">
          <draw:text-box>
            <text:p text:style-name="P14"><text:span text:style-name="T13">0</text:span><text:span text:style-name="T10">V</text:span></text:p>
          </draw:text-box>
        </draw:frame>
        <draw:g>
          <draw:line draw:style-name="gr2" draw:text-style-name="P2" draw:layer="layout" svg:x1="6.198cm" svg:y1="10.491cm" svg:x2="4.945cm" svg:y2="10.5cm">
            <text:p/>
          </draw:line>
          <draw:line draw:style-name="gr2" draw:text-style-name="P2" draw:layer="layout" svg:x1="6.199cm" svg:y1="10.486cm" svg:x2="4.946cm" svg:y2="10.495cm">
            <text:p/>
          </draw:line>
          <draw:line draw:style-name="gr2" draw:text-style-name="P2" draw:layer="layout" svg:x1="5.287cm" svg:y1="10.684cm" svg:x2="5.91cm" svg:y2="10.684cm">
            <text:p/>
          </draw:line>
          <draw:line draw:style-name="gr2" draw:text-style-name="P2" draw:layer="layout" svg:x1="5.455cm" svg:y1="10.85cm" svg:x2="5.754cm" svg:y2="10.85cm">
            <text:p/>
          </draw:line>
          <draw:line draw:style-name="gr2" draw:text-style-name="P2" draw:layer="layout" svg:x1="5.588cm" svg:y1="10.479cm" svg:x2="5.593cm" svg:y2="10.052cm">
            <text:p/>
          </draw:line>
        </draw:g>
        <draw:line draw:style-name="gr32" draw:text-style-name="P2" draw:layer="layout" svg:x1="5.4cm" svg:y1="5.6cm" svg:x2="5.4cm" svg:y2="6cm">
          <text:p/>
        </draw:line>
        <draw:line draw:style-name="gr32" draw:text-style-name="P2" draw:layer="layout" svg:x1="5cm" svg:y1="6cm" svg:x2="5.8cm" svg:y2="6cm">
          <text:p/>
        </draw:line>
        <draw:line draw:style-name="gr32" draw:text-style-name="P2" draw:layer="layout" svg:x1="5.1cm" svg:y1="6.1cm" svg:x2="5.7cm" svg:y2="6.1cm">
          <text:p/>
        </draw:line>
        <draw:line draw:style-name="gr32" draw:text-style-name="P2" draw:layer="layout" svg:x1="5.2cm" svg:y1="6.2cm" svg:x2="5.6cm" svg:y2="6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7T00:41:28.665906759</dc:date>
    <meta:editing-duration>PT8H10M55S</meta:editing-duration>
    <meta:editing-cycles>18</meta:editing-cycles>
    <meta:generator>LibreOffice/6.4.6.2$Linux_X86_64 LibreOffice_project/40$Build-2</meta:generator>
    <meta:document-statistic meta:object-count="141"/>
  </office:meta>
</office:document-meta>
</file>